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line-height="150%"/>
      <style:text-properties style:font-name="Times New Roman" style:font-name-complex="Times New Roman"/>
    </style:style>
    <style:style style:name="P3" style:parent-style-name="Standard" style:family="paragraph">
      <style:paragraph-properties fo:line-height="150%"/>
      <style:text-properties style:font-name="Times New Roman" style:font-name-complex="Times New Roman"/>
    </style:style>
    <style:style style:name="P4" style:parent-style-name="Standard" style:family="paragraph">
      <style:paragraph-properties fo:line-height="150%"/>
      <style:text-properties style:font-name="Times New Roman" style:font-name-complex="Times New Roman"/>
    </style:style>
    <style:style style:name="P5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6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7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8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9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Assignments for Lab-9</text:p>
      <text:p text:style-name="P2"/>
      <text:p text:style-name="P3">Data for Q1-Q4: s1 data</text:p>
      <text:p text:style-name="P4">Data for Q5: iris data</text:p>
      <text:list text:style-name="LFO1" text:continue-numbering="true">
        <text:list-item>
          <text:p text:style-name="P5">Visualize s1 data and observe the distribution of data points. What kind of distribution exists? Is it clustered<text:s/>data?</text:p>
        </text:list-item>
        <text:list-item>
          <text:p text:style-name="P6">Apply k-means and observe clusters.</text:p>
        </text:list-item>
        <text:list-item>
          <text:p text:style-name="P7">Insert some outliers in s1 data manually. Now apply k-means and compare the clusters with the clusters obtained in Q2. What difference do you get? Do you find variation in SSE’s?</text:p>
        </text:list-item>
        <text:list-item>
          <text:p text:style-name="P8">Apply k-means multiple times and observe the clusters and SSE? What difference do you get?</text:p>
        </text:list-item>
        <text:list-item>
          <text:p text:style-name="P9">Apply k-means on IRIS data. Now first apply PCA on IRIS data and then apply k-means in reduced dimensions. Do you observe difference in clusters/SSE?</text:p>
        </text:list-item>
      </text:list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onal</meta:initial-creator>
    <dc:creator>abc</dc:creator>
    <meta:creation-date>2017-09-12T06:42:00Z</meta:creation-date>
    <dc:date>2017-09-12T06:42:00Z</dc:date>
    <meta:template xlink:href="Normal" xlink:type="simple"/>
    <meta:editing-cycles>2</meta:editing-cycles>
    <meta:editing-duration>PT0S</meta:editing-duration>
    <meta:document-statistic meta:page-count="1" meta:paragraph-count="1" meta:word-count="96" meta:character-count="645" meta:row-count="4" meta:non-whitespace-character-count="550"/>
  </office:meta>
</office:document-meta>
</file>